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style:font-name="Times New Roman1"/>
    </style:style>
    <style:style style:name="P11" style:family="paragraph" style:parent-style-name="Text_20_body" style:list-style-name="L1">
      <style:text-properties fo:color="#ff0000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1804862192" text:style-name="L1">
        <text:list-item>
          <text:p text:style-name="P7">Bestemme hvilken licens programmerne frigives under.<text:line-break/><text:span text:style-name="T3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1971525751" text:continue-numbering="true" text:style-name="L1">
        <text:list-item>
          <text:p text:style-name="P7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299607865" text:continue-numbering="true" text:style-name="L1">
        <text:list-item>
          <text:p text:style-name="P9">skal kunne læse filstruktur<text:line-break/><text:span text:style-name="T3">sker løbende, men har ikke krævet ændringer længe.</text:span></text:p>
        </text:list-item>
      </text:list>
      <text:p text:style-name="P3">Ny funktionalitet:</text:p>
      <text:p text:style-name="P1"><text:span text:style-name="T2">manager og entry:</text:span> </text:p>
      <text:p text:style-name="P1"/>
      <text:list xml:id="list1990105461" text:continue-numbering="true" text:style-name="L1">
        <text:list-item>
          <text:p text:style-name="P8">Font størrelse styring. Dvs. via en faktor til aktuel størrelse. </text:p>
        </text:list-item>
        <text:list-item>
          <text:p text:style-name="P8">About box. <text:line-break/><text:span text:style-name="T3">Jens' opgave – kræver at der indhentes design og skrives en licens tekst.</text:span></text:p>
        </text:list-item>
      </text:list>
      <text:p text:style-name="P4">Alene Entry</text:p>
      <text:list xml:id="list2171782965" text:continue-numbering="true" text:style-name="L1">
        <text:list-item>
          <text:p text:style-name="P8">Value label form skal som option i entry client angives med enten: <text:line-break/><text:span text:style-name="T3">Er denne opgave ikke løst allerede? Nu da man kan flytte rundt på formen of den gemmer placeringen.</text:span></text:p>
          <text:list>
            <text:list-item>
              <text:p text:style-name="P8">som nu lige ved siden af feltet </text:p>
            </text:list-item>
            <text:list-item>
              <text:p text:style-name="P8">valgfrit bestemt af brugeren og med autosave af placering</text:p>
            </text:list-item>
          </text:list>
        </text:list-item>
        <text:list-item>
          <text:p text:style-name="P10">link til wiki i entryclient keyboards og generelt + øvrige dele af “pdf hierarkiet”<text:line-break/><text:span text:style-name="T3">Forstår ikke opgaven? Linkt til shortcuts findes allerede. Hvad er “øvrige dele af pdf hierakiet”?</text:span></text:p>
        </text:list-item>
      </text:list>
      <text:p text:style-name="P4">Alene Manager:</text:p>
      <text:list xml:id="list1871855846" text:continue-numbering="true" text:style-name="L1">
        <text:list-item>
          <text:p text:style-name="P8">Når filer tilføjes ved add structure kan det ske, at <text:span text:style-name="T2">value label set </text:span>allerede er defineret:<text:line-break/>Der skal genereres en generel setup option på manager niveau:</text:p>
          <text:list>
            <text:list-item>
              <text:p text:style-name="P8">value label names: [Keep first | Rename]<text:line-break/>rename:<text:tab/>det er som nu<text:line-break/>keep first:<text:tab/>brug den første med et givet navn (skal være default) <text:line-break/><text:span text:style-name="T2">Altid</text:span>:<text:tab/><text:tab/>rename, hvis den nye value label er til en anden felt type</text:p>
            </text:list-item>
          </text:list>
          <text:p text:style-name="P11">Lavet: Torsten.</text:p>
        </text:list-item>
        <text:list-item>
          <text:p text:style-name="P8">Når filer tilføjes ved add structure kan det ske, at <text:span text:style-name="T2">felt navn </text:span>allerede er defineret:<text:line-break/>Der skal genereres en generel setup option på manager niveau:</text:p>
          <text:list>
            <text:list-item>
              <text:p text:style-name="P8">repeated field names: [Keep first | Rename]<text:line-break/>rename:<text:tab/>det er som nu (skal være default)<text:span text:style-name="T2"> - bemærk modsat af value label name</text:span><text:line-break/>keep first:<text:tab/>brug den første med et givet navn <text:line-break/><text:span text:style-name="T2">Altid</text:span>:<text:tab/><text:tab/>rename, hvis det nye felt <text:s/>er en anden felt type</text:p>
            </text:list-item>
          </text:list>
          <text:p text:style-name="P11">Lavet: Torsten.</text:p>
        </text:list-item>
        <text:list-item>
          <text:p text:style-name="P8">”Default project settings” i general settings. <text:line-break/><text:span text:style-name="T3">Lavet: Torsten.</text:span></text:p>
        </text:list-item>
        <text:list-item>
          <text:p text:style-name="P7"><text:soft-page-break/><text:s/>M: Tilpasning af menu punkt SHOW STRUCTURE</text:p>
          <text:list>
            <text:list-item>
              <text:p text:style-name="P7">tilføj det som er defineret mht. range etc.</text:p>
            </text:list-item>
            <text:list-item>
              <text:p text:style-name="P7">tilføj knap med “print report” - se pkt 10</text:p>
            </text:list-item>
          </text:list>
        </text:list-item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/text:p>
        </text:list-item>
        <text:list-item>
          <text:p text:style-name="P7">I menu'en for manager tilføjes under tools : EpiData EntryClient <text:line-break/><text:tab/>(hvis exe fil IKKE er i samme mappe, så er punktet “grå”, men synligt) </text:p>
        </text:list-item>
        <text:list-item>
          <text:p text:style-name="P8">Rapport over spørgsmål, der indgår i alle epx/epz filer i en given mappe. <text:line-break/>Dette indlægges i "tool" i manager - Document contents/questions</text:p>
          <text:list>
            <text:list-item>
              <text:p text:style-name="P8">læs alle filer i en mappe brugeren udpeger </text:p>
            </text:list-item>
            <text:list-item>
              <text:p text:style-name="P8">vis alle filerne i et grid - som ved “add structure”.</text:p>
            </text:list-item>
            <text:list-item>
              <text:p text:style-name="P8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1368145269" text:continue-numbering="true" text:style-name="L1">
        <text:list-item>
          <text:p text:style-name="P8"><text:span text:style-name="T1">Heading highlightes ikke altid i Manager</text:span> </text:p>
        </text:list-item>
        <text:list-item>
          <text:p text:style-name="P8"><text:span text:style-name="T1">Der kom usystematisk access violation når jeg slår "vis feltnavne" til og fra.</text:span> </text:p>
        </text:list-item>
        <text:list-item>
          <text:p text:style-name="P10">Copy/Paste medtager IKKE calculations og evt. andre specielle funktioner<text:line-break/><text:span text:style-name="T3">Skal vi have diskutteret, hvad skal medtages og hvad skal ikke...</text:span></text:p>
        </text:list-item>
        <text:list-item>
          <text:p text:style-name="P8"><text:span text:style-name="T1">Flyspray #67 (Stata import, problems with missing).</text:span> </text:p>
        </text:list-item>
        <text:list-item>
          <text:p text:style-name="P8"><text:soft-page-break/><text:span text:style-name="T1">Flyspray #70 (Paste into uppercase field).</text:span> </text:p>
        </text:list-item>
        <text:list-item>
          <text:p text:style-name="P8"><text:span text:style-name="T1">Flyspray #59 (EpiData Manager crashes on "Check Version Online" in Help menu)</text:span> </text:p>
        </text:list-item>
        <text:list-item>
          <text:p text:style-name="P8"><text:span text:style-name="T1">Flyspray #75 (Oprettelse af Section i windows/Mac fungerer ikke godt)</text:span> </text:p>
        </text:list-item>
        <text:list-item>
          <text:p text:style-name="P10">Flyspray #77 (Old dates for MAC appalications) </text:p>
          <text:list>
            <text:list-item>
              <text:p text:style-name="P10">hvad går det ud på ?</text:p>
            </text:list-item>
          </text:list>
        </text:list-item>
        <text:list-item>
          <text:p text:style-name="P8"><text:span text:style-name="T1">Flyspray #69 ("Paste As.." skal placere felter der hvor musen er)</text:span> </text:p>
        </text:list-item>
        <text:list-item>
          <text:p text:style-name="P8"><text:span text:style-name="T1">Valuelabels bør ikke kunne indeholde tomme labels</text:span> </text:p>
        </text:list-item>
      </text:list>
      <text:p text:style-name="P6">MAC:</text:p>
      <text:list xml:id="list125182998" text:continue-numbering="true" text:style-name="L1">
        <text:list-item>
          <text:p text:style-name="P8"><text:span text:style-name="T1">tastatur layout på Mac og generelt</text:span> </text:p>
        </text:list-item>
      </text:list>
      <text:p text:style-name="Text_20_body"/>
      <text:p text:style-name="Text_20_body">WIKI:</text:p>
      <text:list xml:id="list1728737930" text:continue-numbering="true" text:style-name="L1">
        <text:list-item>
          <text:p text:style-name="P8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229458433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5-06T13:09:15</dc:date>
    <dc:creator>Torsten Christiansen</dc:creator>
    <meta:editing-duration>PT13H03M51S</meta:editing-duration>
    <meta:editing-cycles>15</meta:editing-cycles>
    <meta:generator>OpenOffice.org/3.2$Unix OpenOffice.org_project/320m12$Build-9483</meta:generator>
    <meta:document-statistic meta:table-count="0" meta:image-count="0" meta:object-count="0" meta:page-count="3" meta:paragraph-count="54" meta:word-count="777" meta:character-count="4686"/>
  </office:meta>
</office:document-meta>
</file>